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dcf6d" officeooo:paragraph-rsid="001dcf6d"/>
    </style:style>
    <style:style style:name="P2" style:family="paragraph" style:parent-style-name="Title">
      <style:text-properties officeooo:rsid="001ee7c2" officeooo:paragraph-rsid="001ee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ceHolder For Resu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cf6d" officeooo:paragraph-rsid="001dcf6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Name: Thomas P. Brown</text:p>
        <text:p text:style-name="MP1">Resum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43:46.009035857</meta:creation-date>
    <dc:date>2019-02-15T14:27:33.453679930</dc:date>
    <meta:editing-duration>PT3M7S</meta:editing-duration>
    <meta:editing-cycles>2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3" meta:word-count="8" meta:character-count="50" meta:non-whitespace-character-count="45"/>
  </office:meta>
</office:document-meta>
</file>